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0.16mm" svg:height="103.85mm" svg:x="169.51mm" svg:y="19.91mm">
            <draw:object draw:notify-on-update-of-ranges="Sheet1.A18:Sheet1.B24 Sheet1.D17:Sheet1.D17 Sheet1.D18:Sheet1.D24 Sheet1.C17:Sheet1.C17 Sheet1.C18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otal IcacheMiss</text:p>
          </table:table-cell>
          <table:table-cell office:value-type="string" calcext:value-type="string">
            <text:p>Harmful IcacheMi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373895" calcext:value-type="float">
            <text:p>373895</text:p>
          </table:table-cell>
          <table:table-cell office:value-type="float" office:value="181322" calcext:value-type="float">
            <text:p>181322</text:p>
          </table:table-cell>
          <table:table-cell table:formula="of:=[.C2]/[.B2]" office:value-type="float" office:value="0.484954332098584" calcext:value-type="float">
            <text:p>0.484954332098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tpch</text:p>
          </table:table-cell>
          <table:table-cell office:value-type="float" office:value="512830" calcext:value-type="float">
            <text:p>512830</text:p>
          </table:table-cell>
          <table:table-cell office:value-type="float" office:value="123010" calcext:value-type="float">
            <text:p>123010</text:p>
          </table:table-cell>
          <table:table-cell table:formula="of:=[.C3]/[.B3]" office:value-type="float" office:value="0.239865062496344" calcext:value-type="float">
            <text:p>0.23986506249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-web99</text:p>
          </table:table-cell>
          <table:table-cell office:value-type="float" office:value="1328514" calcext:value-type="float">
            <text:p>1328514</text:p>
          </table:table-cell>
          <table:table-cell office:value-type="float" office:value="314242" calcext:value-type="float">
            <text:p>314242</text:p>
          </table:table-cell>
          <table:table-cell table:formula="of:=[.C4]/[.B4]" office:value-type="float" office:value="0.236536461038423" calcext:value-type="float">
            <text:p>0.236536461038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-web99</text:p>
          </table:table-cell>
          <table:table-cell office:value-type="float" office:value="1472685" calcext:value-type="float">
            <text:p>1472685</text:p>
          </table:table-cell>
          <table:table-cell office:value-type="float" office:value="350096" calcext:value-type="float">
            <text:p>350096</text:p>
          </table:table-cell>
          <table:table-cell table:formula="of:=[.C5]/[.B5]" office:value-type="float" office:value="0.237726329798973" calcext:value-type="float">
            <text:p>0.237726329798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tpcc</text:p>
          </table:table-cell>
          <table:table-cell office:value-type="float" office:value="1834641" calcext:value-type="float">
            <text:p>1834641</text:p>
          </table:table-cell>
          <table:table-cell office:value-type="float" office:value="683787" calcext:value-type="float">
            <text:p>683787</text:p>
          </table:table-cell>
          <table:table-cell table:formula="of:=[.C6]/[.B6]" office:value-type="float" office:value="0.372708884190422" calcext:value-type="float">
            <text:p>0.37270888419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-tpch</text:p>
          </table:table-cell>
          <table:table-cell office:value-type="float" office:value="476019" calcext:value-type="float">
            <text:p>476019</text:p>
          </table:table-cell>
          <table:table-cell office:value-type="float" office:value="58334" calcext:value-type="float">
            <text:p>58334</text:p>
          </table:table-cell>
          <table:table-cell table:formula="of:=[.C7]/[.B7]" office:value-type="float" office:value="0.122545528644865" calcext:value-type="float">
            <text:p>0.12254552864486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miss</text:p>
          </table:table-cell>
          <table:table-cell/>
          <table:table-cell office:value-type="string" calcext:value-type="string">
            <text:p>Unavoidable</text:p>
          </table:table-cell>
          <table:table-cell office:value-type="string" calcext:value-type="string">
            <text:p>Can-be-harm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CPU2006</text:p>
          </table:table-cell>
          <table:table-cell office:value-type="string" calcext:value-type="string">
            <text:p>gobmk</text:p>
          </table:table-cell>
          <table:table-cell table:formula="of:=[.C2]" office:value-type="float" office:value="181322" calcext:value-type="float">
            <text:p>181322</text:p>
          </table:table-cell>
          <table:table-cell table:formula="of:=[.B2]-[.C2]" office:value-type="float" office:value="192573" calcext:value-type="float">
            <text:p>1925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TPC-H</text:p>
          </table:table-cell>
          <table:table-cell office:value-type="string" calcext:value-type="string">
            <text:p>MySQL</text:p>
          </table:table-cell>
          <table:table-cell table:formula="of:=[.C7]" office:value-type="float" office:value="58334" calcext:value-type="float">
            <text:p>58334</text:p>
          </table:table-cell>
          <table:table-cell table:formula="of:=[.B7]-[.C7]" office:value-type="float" office:value="417685" calcext:value-type="float">
            <text:p>41768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tgreSQL</text:p>
          </table:table-cell>
          <table:table-cell table:formula="of:=[.C5]" office:value-type="float" office:value="350096" calcext:value-type="float">
            <text:p>350096</text:p>
          </table:table-cell>
          <table:table-cell table:formula="of:=[.B5]-[.C5]" office:value-type="float" office:value="1122589" calcext:value-type="float">
            <text:p>11225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SPECweb99</text:p>
          </table:table-cell>
          <table:table-cell office:value-type="string" calcext:value-type="string">
            <text:p>Apache</text:p>
          </table:table-cell>
          <table:table-cell table:formula="of:=[.C4]" office:value-type="float" office:value="314242" calcext:value-type="float">
            <text:p>314242</text:p>
          </table:table-cell>
          <table:table-cell table:formula="of:=[.B4]-[.C4]" office:value-type="float" office:value="1014272" calcext:value-type="float">
            <text:p>10142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ginx</text:p>
          </table:table-cell>
          <table:table-cell table:formula="of:=[.C5]" office:value-type="float" office:value="350096" calcext:value-type="float">
            <text:p>350096</text:p>
          </table:table-cell>
          <table:table-cell table:formula="of:=[.B5]-[.C5]" office:value-type="float" office:value="1122589" calcext:value-type="float">
            <text:p>112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-C</text:p>
          </table:table-cell>
          <table:table-cell office:value-type="string" calcext:value-type="string">
            <text:p>MySQL</text:p>
          </table:table-cell>
          <table:table-cell table:formula="of:=[.C6]" office:value-type="float" office:value="683787" calcext:value-type="float">
            <text:p>683787</text:p>
          </table:table-cell>
          <table:table-cell table:formula="of:=[.B6]-[.C6]" office:value-type="float" office:value="1150854" calcext:value-type="float">
            <text:p>115085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PKI</text:p>
          </table:table-cell>
          <table:table-cell/>
          <table:table-cell office:value-type="string" calcext:value-type="string">
            <text:p>Unavoidable</text:p>
          </table:table-cell>
          <table:table-cell office:value-type="string" calcext:value-type="string">
            <text:p>Can-be-harml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SPEC2006</text:p>
          </table:table-cell>
          <table:table-cell office:value-type="string" calcext:value-type="string">
            <text:p>bzi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obmk</text:p>
          </table:table-cell>
          <table:table-cell table:formula="of:=[.C10]/100000" office:value-type="float" office:value="1.81322" calcext:value-type="float">
            <text:p>1.81322</text:p>
          </table:table-cell>
          <table:table-cell table:formula="of:=[.D10]/100000" office:value-type="float" office:value="1.92573" calcext:value-type="float">
            <text:p>1.92573</text:p>
          </table:table-cell>
          <table:table-cell/>
          <table:table-cell table:formula="of:=[.D19]/([.C19]+[.D19])" office:value-type="float" office:value="0.515045667901416" calcext:value-type="float">
            <text:p>0.5150456679014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TPC-H</text:p>
          </table:table-cell>
          <table:table-cell office:value-type="string" calcext:value-type="string">
            <text:p>MySQL</text:p>
          </table:table-cell>
          <table:table-cell table:formula="of:=[.C11]/100000" office:value-type="float" office:value="0.58334" calcext:value-type="float">
            <text:p>0.58334</text:p>
          </table:table-cell>
          <table:table-cell table:formula="of:=[.D11]/100000" office:value-type="float" office:value="4.17685" calcext:value-type="float">
            <text:p>4.17685</text:p>
          </table:table-cell>
          <table:table-cell/>
          <table:table-cell table:formula="of:=[.D20]/([.C20]+[.D20])" office:value-type="float" office:value="0.877454471355135" calcext:value-type="float">
            <text:p>0.877454471355135</text:p>
          </table:table-cell>
        </table:table-row>
        <table:table-row table:style-name="ro1">
          <table:covered-table-cell/>
          <table:table-cell office:value-type="string" calcext:value-type="string">
            <text:p>PostgreSQL</text:p>
          </table:table-cell>
          <table:table-cell table:formula="of:=[.C12]/100000" office:value-type="float" office:value="3.50096" calcext:value-type="float">
            <text:p>3.50096</text:p>
          </table:table-cell>
          <table:table-cell table:formula="of:=[.D12]/100000" office:value-type="float" office:value="11.22589" calcext:value-type="float">
            <text:p>11.22589</text:p>
          </table:table-cell>
          <table:table-cell/>
          <table:table-cell table:formula="of:=[.D21]/([.C21]+[.D21])" office:value-type="float" office:value="0.762273670201027" calcext:value-type="float">
            <text:p>0.76227367020102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PECweb99</text:p>
          </table:table-cell>
          <table:table-cell office:value-type="string" calcext:value-type="string">
            <text:p>Apache</text:p>
          </table:table-cell>
          <table:table-cell table:formula="of:=[.C13]/100000" office:value-type="float" office:value="3.14242" calcext:value-type="float">
            <text:p>3.14242</text:p>
          </table:table-cell>
          <table:table-cell table:formula="of:=[.D13]/100000" office:value-type="float" office:value="10.14272" calcext:value-type="float">
            <text:p>10.14272</text:p>
          </table:table-cell>
          <table:table-cell/>
          <table:table-cell table:formula="of:=[.D22]/([.C22]+[.D22])" office:value-type="float" office:value="0.763463538961577" calcext:value-type="float">
            <text:p>0.763463538961577</text:p>
          </table:table-cell>
        </table:table-row>
        <table:table-row table:style-name="ro1">
          <table:covered-table-cell/>
          <table:table-cell office:value-type="string" calcext:value-type="string">
            <text:p>nginx</text:p>
          </table:table-cell>
          <table:table-cell table:formula="of:=[.C14]/100000" office:value-type="float" office:value="3.50096" calcext:value-type="float">
            <text:p>3.50096</text:p>
          </table:table-cell>
          <table:table-cell table:formula="of:=[.D14]/100000" office:value-type="float" office:value="11.22589" calcext:value-type="float">
            <text:p>11.22589</text:p>
          </table:table-cell>
          <table:table-cell/>
          <table:table-cell table:formula="of:=[.D23]/([.C23]+[.D23])" office:value-type="float" office:value="0.762273670201027" calcext:value-type="float">
            <text:p>0.762273670201027</text:p>
          </table:table-cell>
        </table:table-row>
        <table:table-row table:style-name="ro1">
          <table:table-cell office:value-type="string" calcext:value-type="string">
            <text:p>TPC-C</text:p>
          </table:table-cell>
          <table:table-cell office:value-type="string" calcext:value-type="string">
            <text:p>MySQL</text:p>
          </table:table-cell>
          <table:table-cell table:formula="of:=[.C15]/100000" office:value-type="float" office:value="6.83787" calcext:value-type="float">
            <text:p>6.83787</text:p>
          </table:table-cell>
          <table:table-cell table:formula="of:=[.D15]/100000" office:value-type="float" office:value="11.50854" calcext:value-type="float">
            <text:p>11.50854</text:p>
          </table:table-cell>
          <table:table-cell/>
          <table:table-cell table:formula="of:=[.D24]/([.C24]+[.D24])" office:value-type="float" office:value="0.627291115809578" calcext:value-type="float">
            <text:p>0.627291115809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11:35:53.5290931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3:55:59.840273449</meta:creation-date>
    <meta:generator>LibreOffice/6.1.2.1$Linux_X86_64 LibreOffice_project/65905a128db06ba48db947242809d14d3f9a93fe</meta:generator>
    <dc:date>2020-03-09T11:36:09.544695371</dc:date>
    <dc:creator>Reoma Matsuo</dc:creator>
    <meta:editing-duration>P1DT1H30M23S</meta:editing-duration>
    <meta:editing-cycles>9</meta:editing-cycles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.5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17cm" svg:height="10.386cm" xlink:href=".." xlink:type="simple" chart:class="chart:bar" chart:column-mapping="1 0" chart:style-name="ch1">
        <chart:legend chart:legend-position="top" svg:x="5.364cm" svg:y="0.185cm" style:legend-expansion="wide" chart:style-name="ch2"/>
        <chart:plot-area chart:style-name="ch3" table:cell-range-address="Sheet1.A17:Sheet1.D24" chart:data-source-has-labels="both" svg:x="1.279cm" svg:y="1.148cm" svg:width="17.357cm" svg:height="9.082cm">
          <chartooo:coordinate-region svg:x="2.006cm" svg:y="1.375cm" svg:width="16.63cm" svg:height="7.758cm"/>
          <chart:axis chart:dimension="x" chart:name="primary-x" chart:style-name="ch4" chartooo:axis-type="auto">
            <chartooo:date-scale/>
            <chart:categories table:cell-range-address="Sheet1.A18:Sheet1.B24"/>
          </chart:axis>
          <chart:axis chart:dimension="y" chart:name="primary-y" chart:style-name="ch5">
            <chart:title svg:x="0.286cm" svg:y="6.65cm" chart:style-name="ch6">
              <text:p>I-cache MPKI</text:p>
            </chart:title>
            <chart:grid chart:class="major"/>
          </chart:axis>
          <chart:series chart:style-name="ch7" chart:values-cell-range-address="Sheet1.D18:Sheet1.D24" chart:label-cell-address="Sheet1.D17:Sheet1.D17" chart:class="chart:bar">
            <chart:data-point chart:repeated="7"/>
          </chart:series>
          <chart:series chart:style-name="ch8" chart:values-cell-range-address="Sheet1.C18:Sheet1.C24" chart:label-cell-address="Sheet1.C17:Sheet1.C1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-be-harmless</text:p>
                <draw:g>
                  <svg:desc>Sheet1.D17:Sheet1.D17</svg:desc>
                </draw:g>
              </table:table-cell>
              <table:table-cell office:value-type="string">
                <text:p>Unavoidable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2006 bzip2</text:p>
                <text:list>
                  <text:list-item>
                    <text:p>SPEC2006</text:p>
                  </text:list-item>
                  <text:list-item>
                    <text:p>bzip2</text:p>
                  </text:list-item>
                </text:list>
                <draw:g>
                  <svg:desc>Sheet1.A18:Sheet1.B24</svg:desc>
                </draw:g>
              </table:table-cell>
              <table:table-cell office:value-type="float" office:value="0">
                <text:p>0</text:p>
                <draw:g>
                  <svg:desc>Sheet1.D18:Sheet1.D24</svg:desc>
                </draw:g>
              </table:table-cell>
              <table:table-cell office:value-type="float" office:value="0">
                <text:p>0</text:p>
                <draw:g>
                  <svg:desc>Sheet1.C18:Sheet1.C24</svg:desc>
                </draw:g>
              </table:table-cell>
            </table:table-row>
            <table:table-row>
              <table:table-cell office:value-type="string">
                <text:p>SPEC2006 gobmk</text:p>
                <text:list>
                  <text:list-item>
                    <text:p/>
                  </text:list-item>
                  <text:list-item>
                    <text:p>gobmk</text:p>
                  </text:list-item>
                </text:list>
              </table:table-cell>
              <table:table-cell office:value-type="float" office:value="1.92573">
                <text:p>1.92573</text:p>
              </table:table-cell>
              <table:table-cell office:value-type="float" office:value="1.81322">
                <text:p>1.81322</text:p>
              </table:table-cell>
            </table:table-row>
            <table:table-row>
              <table:table-cell office:value-type="string">
                <text:p>TPC-H MySQL</text:p>
                <text:list>
                  <text:list-item>
                    <text:p>TPC-H</text:p>
                  </text:list-item>
                  <text:list-item>
                    <text:p>MySQL</text:p>
                  </text:list-item>
                </text:list>
              </table:table-cell>
              <table:table-cell office:value-type="float" office:value="4.17685">
                <text:p>4.17685</text:p>
              </table:table-cell>
              <table:table-cell office:value-type="float" office:value="0.58334">
                <text:p>0.58334</text:p>
              </table:table-cell>
            </table:table-row>
            <table:table-row>
              <table:table-cell office:value-type="string">
                <text:p>TPC-H PostgreSQL</text:p>
                <text:list>
                  <text:list-item>
                    <text:p/>
                  </text:list-item>
                  <text:list-item>
                    <text:p>PostgreSQL</text:p>
                  </text:list-item>
                </text:list>
              </table:table-cell>
              <table:table-cell office:value-type="float" office:value="11.22589">
                <text:p>11.22589</text:p>
              </table:table-cell>
              <table:table-cell office:value-type="float" office:value="3.50096">
                <text:p>3.50096</text:p>
              </table:table-cell>
            </table:table-row>
            <table:table-row>
              <table:table-cell office:value-type="string">
                <text:p>SPECweb99 Apache</text:p>
                <text:list>
                  <text:list-item>
                    <text:p>SPECweb99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.14272">
                <text:p>10.14272</text:p>
              </table:table-cell>
              <table:table-cell office:value-type="float" office:value="3.14242">
                <text:p>3.14242</text:p>
              </table:table-cell>
            </table:table-row>
            <table:table-row>
              <table:table-cell office:value-type="string">
                <text:p>SPECweb99 nginx</text:p>
                <text:list>
                  <text:list-item>
                    <text:p/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1.22589">
                <text:p>11.22589</text:p>
              </table:table-cell>
              <table:table-cell office:value-type="float" office:value="3.50096">
                <text:p>3.50096</text:p>
              </table:table-cell>
            </table:table-row>
            <table:table-row>
              <table:table-cell office:value-type="string">
                <text:p>TPC-C MySQL</text:p>
                <text:list>
                  <text:list-item>
                    <text:p>TPC-C</text:p>
                  </text:list-item>
                  <text:list-item>
                    <text:p>MySQL</text:p>
                  </text:list-item>
                </text:list>
              </table:table-cell>
              <table:table-cell office:value-type="float" office:value="11.50854">
                <text:p>11.50854</text:p>
              </table:table-cell>
              <table:table-cell office:value-type="float" office:value="6.83787">
                <text:p>6.83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